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text-indent="0.4916in"/>
    </style:style>
    <style:style style:name="T2" style:parent-style-name="Standardskriftforavsnitt" style:family="text">
      <style:text-properties style:font-name="Algerian" fo:color="#4472C4" fo:font-size="26pt" style:font-size-asian="26pt" style:font-size-complex="26pt" fo:background-color="#FFFFFF" fo:language="en" fo:country="GB"/>
    </style:style>
    <style:style style:name="P3" style:parent-style-name="NormalWeb" style:family="paragraph">
      <style:paragraph-properties fo:text-align="justify" fo:margin-top="0in" fo:margin-bottom="0in" fo:text-indent="0.4916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4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5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6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7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8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9" style:parent-style-name="NormalWeb" style:family="paragraph">
      <style:paragraph-properties fo:text-align="justify" fo:margin-top="0in" fo:margin-bottom="0in" fo:margin-left="0.4916in" fo:background-color="#FFFFFF">
        <style:tab-stops/>
      </style:paragraph-properties>
      <style:text-properties style:font-name="Calibri" style:font-name-complex="Calibri" fo:color="#44546A" fo:font-size="24pt" style:font-size-asian="24pt" style:font-size-complex="24pt" fo:language="en" fo:country="GB"/>
    </style:style>
    <style:style style:name="P10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11" style:parent-style-name="NormalWeb" style:family="paragraph">
      <style:paragraph-properties fo:text-align="justify" fo:margin-top="0in" fo:margin-bottom="0in" fo:margin-left="0.7416in" fo:background-color="#FFFFFF">
        <style:tab-stops/>
      </style:paragraph-properties>
      <style:text-properties style:font-name="Calibri" style:font-name-complex="Calibri" fo:color="#44546A" fo:font-size="24pt" style:font-size-asian="24pt" style:font-size-complex="24pt" fo:language="en" fo:country="GB"/>
    </style:style>
    <style:style style:name="P12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13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14" style:parent-style-name="NormalWeb" style:list-style-name="LFO1" style:family="paragraph">
      <style:paragraph-properties fo:text-align="justify" fo:margin-top="0in" fo:margin-bottom="0in" fo:background-color="#FFFFFF"/>
      <style:text-properties style:font-name="Calibri" style:font-name-complex="Calibri" fo:color="#44546A" fo:font-size="24pt" style:font-size-asian="24pt" style:font-size-complex="24pt" fo:language="en" fo:country="GB"/>
    </style:style>
    <style:style style:name="P15" style:parent-style-name="NormalWeb" style:family="paragraph">
      <style:paragraph-properties fo:text-align="justify" fo:margin-top="0in" fo:margin-bottom="0in" fo:margin-left="0.4916in" fo:background-color="#FFFFFF">
        <style:tab-stops/>
      </style:paragraph-properties>
      <style:text-properties style:font-name="Calibri" style:font-name-complex="Calibri" fo:color="#44546A" fo:font-size="24pt" style:font-size-asian="24pt" style:font-size-complex="24pt" fo:language="en" fo:country="GB"/>
    </style:style>
    <style:style style:name="P16" style:parent-style-name="NormalWeb" style:family="paragraph">
      <style:paragraph-properties fo:text-align="justify" fo:margin-top="0in" fo:margin-bottom="0in" fo:margin-left="0.4916in" fo:background-color="#FFFFFF">
        <style:tab-stops/>
      </style:paragraph-properties>
      <style:text-properties style:font-name="Calibri" style:font-name-complex="Calibri" fo:color="#44546A" fo:font-size="24pt" style:font-size-asian="24pt" style:font-size-complex="24pt" fo:language="en" fo:country="GB"/>
    </style:style>
    <style:style style:name="P17" style:parent-style-name="NormalWeb" style:family="paragraph">
      <style:paragraph-properties fo:text-align="justify" fo:margin-top="0in" fo:margin-bottom="0in" fo:text-indent="0.4916in" fo:background-color="#FFFFFF"/>
    </style:style>
    <style:style style:name="T18" style:parent-style-name="Standardskriftforavsnitt" style:family="text">
      <style:text-properties style:font-name="Calibri" style:font-name-complex="Calibri" fo:color="#44546A" fo:font-size="24pt" style:font-size-asian="24pt" style:font-size-complex="24pt" fo:language="en" fo:country="GB"/>
    </style:style>
    <style:style style:name="T19" style:parent-style-name="Standardskriftforavsnitt" style:family="text">
      <style:text-properties style:font-name="Calibri" style:font-name-complex="Calibri" fo:color="#44546A" fo:font-size="24pt" style:font-size-asian="24pt" style:font-size-complex="24pt" fo:language="en" fo:country="GB"/>
    </style:style>
    <style:style style:name="T20" style:parent-style-name="Standardskriftforavsnitt" style:family="text">
      <style:text-properties style:font-name="Calibri" style:font-name-complex="Calibri" fo:color="#44546A" fo:font-size="24pt" style:font-size-asian="24pt" style:font-size-complex="24pt" fo:language="en" fo:country="GB"/>
    </style:style>
    <style:style style:name="P21" style:parent-style-name="NormalWeb" style:family="paragraph">
      <style:paragraph-properties fo:text-align="justify" fo:margin-top="0in" fo:margin-bottom="0in" fo:text-indent="0.4916in" fo:background-color="#FFFFFF"/>
      <style:text-properties fo:color="#44546A" fo:language="en" fo:country="GB"/>
    </style:style>
  </office:automatic-styles>
  <office:body>
    <office:text text:use-soft-page-breaks="true">
      <text:p text:style-name="P1"><text:span text:style-name="T2">Register or Create a User</text:span></text:p>
      <text:p text:style-name="P3">Of course we need a user if we are going to demostrate token exchange.<text:s/></text:p>
      <text:list text:style-name="LFO1" text:continue-numbering="true">
        <text:list-item>
          <text:p text:style-name="P4">Raksha.io creates demo user in two ways:</text:p>
        </text:list-item>
        <text:list-item>
          <text:p text:style-name="P5">Create a Demo User tab:</text:p>
          <text:list text:continue-numbering="true">
            <text:list-item>
              <text:p text:style-name="P6">In this you give full name of the demo user.</text:p>
            </text:list-item>
            <text:list-item>
              <text:p text:style-name="P7">Email and,</text:p>
            </text:list-item>
            <text:list-item>
              <text:p text:style-name="P8"><text:s/>Unique id for the user.</text:p>
            </text:list-item>
          </text:list>
        </text:list-item>
      </text:list>
      <text:p text:style-name="P9">This will create a user with unique id in database.</text:p>
      <text:list text:style-name="LFO1" text:continue-numbering="true">
        <text:list-item>
          <text:p text:style-name="P10">Generate Random User tab:</text:p>
        </text:list-item>
      </text:list>
      <text:p text:style-name="P11"><text:s text:c="4"/>This will create a random user with :</text:p>
      <text:list text:style-name="LFO1" text:continue-numbering="true">
        <text:list-item>
          <text:list>
            <text:list-item>
              <text:p text:style-name="P12">Full name</text:p>
            </text:list-item>
            <text:list-item>
              <text:p text:style-name="P13">Email</text:p>
            </text:list-item>
            <text:list-item>
              <text:p text:style-name="P14">Unique id</text:p>
            </text:list-item>
          </text:list>
        </text:list-item>
      </text:list>
      <text:p text:style-name="P15">In both the cases the required password is the same as unique id of the demo user.</text:p>
      <text:p text:style-name="P16"/>
      <text:p text:style-name="P17"><text:span text:style-name="T18">And don</text:span><text:span text:style-name="T19">’</text:span><text:span text:style-name="T20">t worry, none of this data that is being stored in our database persists for more than 24 hours.</text:span>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w3-large" style:display-name="w3-large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b" style:country-asian="NO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b" style:country-asian="NO" fo:hyphenate="false"/>
    </style:style>
    <style:style style:name="Sitat1" style:display-name="Sitat1" style:family="text" style:parent-style-name="Standardskriftforavsnit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jeet Phadnis</meta:initial-creator>
    <dc:creator>Ajeet Phadnis</dc:creator>
    <meta:creation-date>2022-06-25T14:05:00Z</meta:creation-date>
    <dc:date>2022-07-29T13:28:00Z</dc:date>
    <meta:print-date>2022-07-25T11:15:00Z</meta:print-date>
    <meta:template xlink:href="Normal.dotm" xlink:type="simple"/>
    <meta:editing-cycles>6</meta:editing-cycles>
    <meta:editing-duration>PT1080S</meta:editing-duration>
    <meta:document-statistic meta:page-count="1" meta:paragraph-count="1" meta:word-count="92" meta:character-count="579" meta:row-count="4" meta:non-whitespace-character-count="488"/>
  </office:meta>
</office:document-meta>
</file>